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896cm" table:align="left" style:shadow="none"/>
    </style:style>
    <style:style style:name="Table1.A" style:family="table-column">
      <style:table-column-properties style:column-width="5.99cm"/>
    </style:style>
    <style:style style:name="Table1.B" style:family="table-column">
      <style:table-column-properties style:column-width="10.906cm"/>
    </style:style>
    <style:style style:name="Table1.A1" style:family="table-cell">
      <style:table-cell-properties style:vertical-align="middle" fo:padding="0.106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106cm" fo:border="0.05pt solid #000000"/>
    </style:style>
    <style:style style:name="Table1.A2" style:family="table-cell">
      <style:table-cell-properties style:vertical-align="middle" fo:padding="0.106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2" style:family="table">
      <style:table-properties style:width="16.896cm" table:align="left" style:shadow="none"/>
    </style:style>
    <style:style style:name="Table2.A" style:family="table-column">
      <style:table-column-properties style:column-width="5.99cm"/>
    </style:style>
    <style:style style:name="Table2.B" style:family="table-column">
      <style:table-column-properties style:column-width="10.906cm"/>
    </style:style>
    <style:style style:name="Table2.A1" style:family="table-cell">
      <style:table-cell-properties style:vertical-align="middle" fo:padding="0.106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106cm" fo:border="0.05pt solid #000000"/>
    </style:style>
    <style:style style:name="Table2.A2" style:family="table-cell">
      <style:table-cell-properties style:vertical-align="middle" fo:padding="0.106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3" style:family="table">
      <style:table-properties style:width="16.896cm" table:align="left" style:shadow="none"/>
    </style:style>
    <style:style style:name="Table3.A" style:family="table-column">
      <style:table-column-properties style:column-width="5.99cm"/>
    </style:style>
    <style:style style:name="Table3.B" style:family="table-column">
      <style:table-column-properties style:column-width="10.906cm"/>
    </style:style>
    <style:style style:name="Table3.A1" style:family="table-cell">
      <style:table-cell-properties style:vertical-align="middle" fo:padding="0.106cm" fo:border-left="0.05pt solid #000000" fo:border-right="none" fo:border-top="0.05pt solid #000000" fo:border-bottom="0.05pt solid #000000"/>
    </style:style>
    <style:style style:name="Table3.B1" style:family="table-cell">
      <style:table-cell-properties style:vertical-align="middle" fo:padding="0.106cm" fo:border="0.05pt solid #000000"/>
    </style:style>
    <style:style style:name="Table3.A2" style:family="table-cell">
      <style:table-cell-properties style:vertical-align="middle" fo:padding="0.106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4" style:family="table">
      <style:table-properties style:width="16.896cm" table:align="left" style:shadow="none"/>
    </style:style>
    <style:style style:name="Table4.A" style:family="table-column">
      <style:table-column-properties style:column-width="5.99cm"/>
    </style:style>
    <style:style style:name="Table4.B" style:family="table-column">
      <style:table-column-properties style:column-width="10.906cm"/>
    </style:style>
    <style:style style:name="Table4.A1" style:family="table-cell">
      <style:table-cell-properties style:vertical-align="middle" fo:padding="0.106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middle" fo:padding="0.106cm" fo:border="0.05pt solid #000000"/>
    </style:style>
    <style:style style:name="Table4.A2" style:family="table-cell">
      <style:table-cell-properties style:vertical-align="middle" fo:padding="0.106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5" style:family="table">
      <style:table-properties style:width="16.896cm" table:align="left" style:shadow="none"/>
    </style:style>
    <style:style style:name="Table5.A" style:family="table-column">
      <style:table-column-properties style:column-width="16.896cm"/>
    </style:style>
    <style:style style:name="Table5.A1" style:family="table-cell">
      <style:table-cell-properties style:vertical-align="middle" fo:padding="0.106cm" fo:border="0.05pt solid #000000"/>
    </style:style>
    <style:style style:name="Table5.A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6" style:family="table">
      <style:table-properties style:width="16.896cm" table:align="left" style:shadow="none"/>
    </style:style>
    <style:style style:name="Table6.A" style:family="table-column">
      <style:table-column-properties style:column-width="16.896cm"/>
    </style:style>
    <style:style style:name="Table6.A1" style:family="table-cell">
      <style:table-cell-properties style:vertical-align="middle" fo:padding="0.106cm" fo:border="0.05pt solid #000000"/>
    </style:style>
    <style:style style:name="Table6.A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nn" fo:country="NO" officeooo:paragraph-rsid="0012706f"/>
    </style:style>
    <style:style style:name="P2" style:family="paragraph" style:parent-style-name="Text_20_body">
      <style:text-properties fo:language="nn" fo:country="NO" officeooo:paragraph-rsid="0012706f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Footer">
      <style:paragraph-properties fo:text-align="center" style:justify-single-word="false"/>
      <style:text-properties officeooo:rsid="00191372" officeooo:paragraph-rsid="0019137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section text:style-name="Sect1" text:name="article">
        <text:section text:style-name="Sect1" text:name="content">
          <text:h text:style-name="Heading_20_1" text:outline-level="1">Avtale om overføring av bruksrett for tekstar</text:h>
          <text:h text:style-name="Heading_20_2" text:outline-level="2"><text:bookmark text:name="Avtalepartar"/>Avtalepartar</text:h>
          <text:h text:style-name="Heading_20_3" text:outline-level="3"><text:bookmark text:name="Dei+som+overfører+bruksrett+("/>Dei som overfører bruksrett (avgjevar)</text:h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Heading">Rolle:</text:p>
              </table:table-cell>
              <table:table-cell table:style-name="Table1.B1" office:value-type="string">
                <text:p text:style-name="Table_20_Heading">Forfattar</text:p>
              </table:table-cell>
            </table:table-row>
            <table:table-row>
              <table:table-cell table:style-name="Table1.A2" office:value-type="string">
                <text:p text:style-name="Table_20_Contents">Namn:</text:p>
              </table:table-cell>
              <table:table-cell table:style-name="Table1.B2" office:value-type="string">
                <text:p text:style-name="Table_20_Contents"/>
              </table:table-cell>
            </table:table-row>
            <table:table-row>
              <table:table-cell table:style-name="Table1.A2" office:value-type="string">
                <text:p text:style-name="Table_20_Contents">Adresse:</text:p>
              </table:table-cell>
              <table:table-cell table:style-name="Table1.B2" office:value-type="string">
                <text:p text:style-name="Table_20_Contents"/>
              </table:table-cell>
            </table:table-row>
            <table:table-row>
              <table:table-cell table:style-name="Table1.A2" office:value-type="string">
                <text:p text:style-name="Table_20_Contents">Postnummer og -stad:</text:p>
              </table:table-cell>
              <table:table-cell table:style-name="Table1.B2" office:value-type="string">
                <text:p text:style-name="Table_20_Contents"/>
              </table:table-cell>
            </table:table-row>
          </table:table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Table_20_Heading">Rolle:</text:p>
              </table:table-cell>
              <table:table-cell table:style-name="Table2.B1" office:value-type="string">
                <text:p text:style-name="Table_20_Heading">Omsetjar</text:p>
              </table:table-cell>
            </table:table-row>
            <table:table-row>
              <table:table-cell table:style-name="Table2.A2" office:value-type="string">
                <text:p text:style-name="Table_20_Contents">Namn:</text:p>
              </table:table-cell>
              <table:table-cell table:style-name="Table2.B2" office:value-type="string">
                <text:p text:style-name="Table_20_Contents"/>
              </table:table-cell>
            </table:table-row>
            <table:table-row>
              <table:table-cell table:style-name="Table2.A2" office:value-type="string">
                <text:p text:style-name="Table_20_Contents">Adresse:</text:p>
              </table:table-cell>
              <table:table-cell table:style-name="Table2.B2" office:value-type="string">
                <text:p text:style-name="Table_20_Contents"/>
              </table:table-cell>
            </table:table-row>
            <table:table-row>
              <table:table-cell table:style-name="Table2.A2" office:value-type="string">
                <text:p text:style-name="Table_20_Contents">Postnummer og -stad:</text:p>
              </table:table-cell>
              <table:table-cell table:style-name="Table2.B2" office:value-type="string">
                <text:p text:style-name="Table_20_Contents"/>
              </table:table-cell>
            </table:table-row>
          </table:table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Table_20_Heading">Rolle:</text:p>
              </table:table-cell>
              <table:table-cell table:style-name="Table3.B1" office:value-type="string">
                <text:p text:style-name="Table_20_Heading">Forleggjar</text:p>
              </table:table-cell>
            </table:table-row>
            <table:table-row>
              <table:table-cell table:style-name="Table3.A2" office:value-type="string">
                <text:p text:style-name="Table_20_Contents">Namn:</text:p>
              </table:table-cell>
              <table:table-cell table:style-name="Table3.B2" office:value-type="string">
                <text:p text:style-name="Table_20_Contents"/>
              </table:table-cell>
            </table:table-row>
            <table:table-row>
              <table:table-cell table:style-name="Table3.A2" office:value-type="string">
                <text:p text:style-name="Table_20_Contents">Adresse:</text:p>
              </table:table-cell>
              <table:table-cell table:style-name="Table3.B2" office:value-type="string">
                <text:p text:style-name="Table_20_Contents"/>
              </table:table-cell>
            </table:table-row>
            <table:table-row>
              <table:table-cell table:style-name="Table3.A2" office:value-type="string">
                <text:p text:style-name="Table_20_Contents">Postnummer og -stad:</text:p>
              </table:table-cell>
              <table:table-cell table:style-name="Table3.B2" office:value-type="string">
                <text:p text:style-name="Table_20_Contents"/>
              </table:table-cell>
            </table:table-row>
          </table:table>
          <text:h text:style-name="Heading_20_3" text:outline-level="3"><text:bookmark text:name="Den+som+får+bruksrett+("/>Den som får bruksrett (mottakar)</text:h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Table_20_Contents">Namn</text:p>
              </table:table-cell>
              <table:table-cell table:style-name="Table4.B1" office:value-type="string">
                <text:p text:style-name="Table_20_Contents">Sámediggi · Sametinget</text:p>
              </table:table-cell>
            </table:table-row>
            <table:table-row>
              <table:table-cell table:style-name="Table4.A2" office:value-type="string">
                <text:p text:style-name="Table_20_Contents">Adresse</text:p>
              </table:table-cell>
              <table:table-cell table:style-name="Table4.B2" office:value-type="string">
                <text:p text:style-name="Table_20_Contents">Ávjovárgeaidnu 50</text:p>
              </table:table-cell>
            </table:table-row>
            <table:table-row>
              <table:table-cell table:style-name="Table4.A2" office:value-type="string">
                <text:p text:style-name="Table_20_Contents">Postnummer og -stad</text:p>
              </table:table-cell>
              <table:table-cell table:style-name="Table4.B2" office:value-type="string">
                <text:p text:style-name="Table_20_Contents">N-9730 Karasjok</text:p>
              </table:table-cell>
            </table:table-row>
          </table:table>
          <text:h text:style-name="P7" text:outline-level="2"/>
          <text:h text:style-name="P8" text:outline-level="2"><text:bookmark text:name="Meininga+med+denne+avtalen"/>Meininga med denne avtalen</text:h>
          <text:p text:style-name="Text_20_body">2.1. Denne avtalen gjeld bruksrett for tekstar som er eller blir overført til elektronisk form. Mottakaren kan leggje den i si tekstsamling og bruke den til forskingsføremål og/eller for å utvikle språkteknologiske program.</text:p>
          <text:p text:style-name="Text_20_body">2.2 Avgjevarane forsikrar at dei har rett til å gje mottakar dei tekstane som denne kontrakten gjeld for.</text:p>
          <text:h text:style-name="Heading_20_2" text:outline-level="2"><text:bookmark text:name="Omfanget+av+bruksretten"/>Omfanget av bruksretten</text:h>
          <text:p text:style-name="Text_20_body">3.1 Tekstane som får bruksretten sin overført blir lista opp i denne kontrakten.</text:p>
          <text:p text:style-name="Text_20_body">3.2 Opphavsretten og den immaterielle retten til desse tekstane høyrer til avgjevaren.</text:p>
          <text:p text:style-name="Text_20_body">3.3 Mottakaren får en ikke-eksklusiv rett til, utan å betale avgjevaren for denne retten, å leggje tekstane til tekstsamlinga si. For å gjere dette kan tekstane bli handsama både manuelt og maskinelt, men på ein slik måte at innhaldet deira ikkje blir endra. Til tekstane er det likevel mogleg å leggje til koding som trengst for den vitskaplege granskinga, eller EDB-handsaminga, slik som informasjon om setningar, avsnitt, ordklasse, og andre språklege eigenskapar eller anna klassifisering.</text:p>
          <text:p text:style-name="Text_20_body">3.4 Avgjevarane får ikkje opphavsrett eller andre immaterielle rettar til forskingsresultata som kjem som eit resultat av handsaminga av tekstane. Avgjevarane skal likevel bli presentert i brosjyrer og dokumentasjon for tekstsamlinga.</text:p>
          <text:p text:style-name="Text_20_body">3.5 Mottakar kan lagre tekstane på eiga datamaskin og/eller plassere tekstane hos ein ekstern datasentral. Mottakar forpliktar seg til å sikre at tekstane sin datatryggleik og vilkåra og pliktene som fylgjer av denne kontrakten blir oppfylt.</text:p>
          <text:p text:style-name="Text_20_body">3.6 Mottakar har ikkje rett til å gje tekstar, kopiar av tekstar eller bruksrett til tekstar til tredjepart, anna enn det som er nemnd i punkt 3.7. Dersom mottakar lagrar tekstane hos ein ekstern datasentral som nemnt i punkt 3.5, har tilsette ved datasentralen rett til å leggja tekstane til rette for bruk som nemnt i 2.1</text:p>
          <text:p text:style-name="Text_20_body">3.7 Mottakar kan gje personleg bruksrett til tekstsamlinga til personar som har skrive under på bruksrettskontrakten i vedlegget til denne kontrakten. Mottakar skal ikkje gje bruksrett til tekstsamlinga til personar som ein har grunn til å tru vil bryte vilkåra i kontrakten. Mottakar forpliktar seg til å informere avgjevar med ein gong han/ho får kjennskap til mogleg brot på desse vilkåra.</text:p>
          <text:p text:style-name="Text_20_body">3.8 Bruksrett gjeld rett til å bruke tekstsamlinga i elektronisk format til desse formåla (i samsvar med lov og reglar for opphavsrett og med god vitskapleg skikk):</text:p>
          <text:list xml:id="list1977008847625899090" text:style-name="L1">
            <text:list-item>
              <text:p text:style-name="P6">driva vitskapleg forsking </text:p>
            </text:list-item>
            <text:list-item>
              <text:p text:style-name="P6">trekkja ut eigenskapar ved språket i tekstane (f.eks. statistiske data, grammatiske eigenskapar, ord) </text:p>
            </text:list-item>
            <text:list-item>
              <text:p text:style-name="P6">publisera korte eksempelsitat </text:p>
            </text:list-item>
            <text:list-item>
              <text:p text:style-name="P3"><text:soft-page-break/>bruka tekstane for kommersielle og ikkje-kommersielle språkteknologiske formål som ikkje bryt med opphavsrettslovene. Eksempel er retteprogram, språklæringsprogram, maskinomsetjing, o.s.b. </text:p>
            </text:list-item>
          </text:list>
          <text:p text:style-name="Text_20_body">3.9 Mottakar forpliktar seg til å følgje slike teksthandsamingsprinsipp at datatryggleik og -vern er oppfylt.</text:p>
          <text:p text:style-name="Text_20_body">3.10 Mottakar tilbyr seg å formidle ein versjon av tekstane i den bearbeidde og koda forma som er lagt til tekstsamlinga, attende til avgjevaren.</text:p>
          <text:p text:style-name="Text_20_body">3.11 Denne kontrakten tek til å gjelde når alle kontraktspartane har underskrive han.</text:p>
          <text:p text:style-name="Text_20_body">3.12 Mottakar kan seie opp denne kontrakten ved å returnere tekstane med alle kopiar attende til avgjevaren, eller ved å slette tekstane med alle kopiar, og opplyse om dette på ein sakleg måte til avgjevaren. Avgjevaren har rett til å seie opp denne kontrakten viss mottakaren på ein vesentleg måte bryt vilkåra i denne kontrakten, og ikkje rettar opp vilkårsbrota sine, trass i skriftleg påpeiking, innan 60 dagar etter at han har fått denne påpeikinga.</text:p>
          <text:p text:style-name="Text_20_body">3.13 Mogleg usemje i samband med denne kontrakten skal ein forsøke å forhandle om.</text:p>
          <text:p text:style-name="Text_20_body">3.14 Kvar kontraktspartnar har eitt eksemplar av denne kontrakten.</text:p>
          <text:h text:style-name="P7" text:outline-level="2"/>
          <text:h text:style-name="P8" text:outline-level="2"><text:bookmark text:name="Tekstane+kontrakten+gjeld+for"/>Tekstane kontrakten gjeld for</text:h>
          <text:list xml:id="list3576086947356922633" text:style-name="L2">
            <text:list-item>
              <text:p text:style-name="P4">Tittel, ISBN: xxxxxxxx </text:p>
            </text:list-item>
          </text:list>
          <text:h text:style-name="Heading_20_2" text:outline-level="2" text:is-list-header="true"><text:bookmark text:name="Underskrifter"/>Underskrifter</text:h>
          <table:table table:name="Table5" table:style-name="Table5">
            <table:table-column table:style-name="Table5.A"/>
            <table:table-row>
              <table:table-cell table:style-name="Table5.A1" office:value-type="string">
                <text:p text:style-name="Table_20_Heading">Avgjevarar</text:p>
              </table:table-cell>
            </table:table-row>
            <table:table-row>
              <table:table-cell table:style-name="Table5.A2" office:value-type="string">
                <text:p text:style-name="Table_20_Contents">Stad og tid:</text:p>
              </table:table-cell>
            </table:table-row>
            <table:table-row>
              <table:table-cell table:style-name="Table5.A2" office:value-type="string">
                <text:p text:style-name="Table_20_Contents">Underskrift, forfattar:</text:p>
              </table:table-cell>
            </table:table-row>
            <table:table-row>
              <table:table-cell table:style-name="Table5.A2" office:value-type="string">
                <text:p text:style-name="Table_20_Contents">Stad og tid:</text:p>
              </table:table-cell>
            </table:table-row>
            <table:table-row>
              <table:table-cell table:style-name="Table5.A2" office:value-type="string">
                <text:p text:style-name="Table_20_Contents">Underskrift, omsetjar:</text:p>
              </table:table-cell>
            </table:table-row>
            <table:table-row>
              <table:table-cell table:style-name="Table5.A2" office:value-type="string">
                <text:p text:style-name="Table_20_Contents">Stad og tid:</text:p>
              </table:table-cell>
            </table:table-row>
            <table:table-row>
              <table:table-cell table:style-name="Table5.A2" office:value-type="string">
                <text:p text:style-name="Table_20_Contents">Underskrift, forlag:</text:p>
              </table:table-cell>
            </table:table-row>
          </table:table>
          <table:table table:name="Table6" table:style-name="Table6">
            <table:table-column table:style-name="Table6.A"/>
            <table:table-row>
              <table:table-cell table:style-name="Table6.A1" office:value-type="string">
                <text:p text:style-name="Table_20_Heading">Mottakar</text:p>
              </table:table-cell>
            </table:table-row>
            <table:table-row>
              <table:table-cell table:style-name="Table6.A2" office:value-type="string">
                <text:p text:style-name="Table_20_Contents">Stad og tid:</text:p>
              </table:table-cell>
            </table:table-row>
            <table:table-row>
              <table:table-cell table:style-name="Table6.A2" office:value-type="string">
                <text:p text:style-name="Table_20_Contents">Underskrift, Sametinget:</text:p>
              </table:table-cell>
            </table:table-row>
          </table:table>
          <text:h text:style-name="Heading_20_2" text:outline-level="2"><text:bookmark text:name="Vedlegg"/>Vedlegg</text:h>
          <text:list xml:id="list3557430779889312465" text:style-name="L3">
            <text:list-item>
              <text:p text:style-name="P5">Bruksrettsavtale for tekstsamlinga </text:p>
            </text:list-item>
          </text:list>
        </text:section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91372" officeooo:paragraph-rsid="001913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ide <text:page-number text:select-page="current">3</text:page-number> av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2:53:22.774120846</dc:date>
    <meta:editing-duration>PT1H39M12S</meta:editing-duration>
    <meta:editing-cycles>19</meta:editing-cycles>
    <meta:generator>LibreOffice/5.1.4.2$Linux_X86_64 LibreOffice_project/10m0$Build-2</meta:generator>
    <dc:creator>Børre Gaup</dc:creator>
    <meta:document-statistic meta:table-count="6" meta:image-count="0" meta:object-count="0" meta:page-count="4" meta:paragraph-count="63" meta:word-count="653" meta:character-count="4312" meta:non-whitespace-character-count="3722"/>
  </office:meta>
</office:document-meta>
</file>